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ingRSocket.handleAndReply( Payload firstPayload , FrameType frameType , Flux &lt; Payload &gt; payload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essagingRSocket.refCount( DataBuffer dataBuff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ingRSocket.requestStream( Payload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ingRSocket.createHeaders( Payload payload , FrameType frameType , @ Nullable AtomicReference &lt; Flux &lt; Payload &gt; &gt; responseRe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MessagingRSocket.handleConnectionSetupPayload( ConnectionSetupPayload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ingRSocket.MessagingRSocket( MimeType dataMimeType , MimeType metadataMimeType , MetadataExtractor metadataExtractor , RSocketRequester requester , ReactiveMessageHandler messageHandler , RouteMatcher routeMatcher , RSocketStrategies strateg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essagingRSocket.requestChannel( Publisher &lt; Payload &gt; payload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ssagingRSocket.handle( Payload payload , FrameType frame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essagingRSocket.metadataPush( Payload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ingRSocket.requestResponse( Payload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ingRSocket.retainDataAndReleasePayload( Payload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ingRSocket.fireAndForget( Payload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